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start="Arrow" draw:marker-end="Arrow" draw:marker-end-width="0.254cm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0.965cm" svg:height="0.965cm" svg:x="7.325cm" svg:y="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0.965cm" svg:height="0.965cm" svg:x="4.81cm" svg:y="2.29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7.325cm" svg:y1="1.482cm" svg:x2="5.292cm" svg:y2="2.295cm" draw:start-shape="id1" draw:start-glue-point="6" draw:end-shape="id2" draw:end-glue-point="4" svg:d="m7325 1482h-2033v813">
          <text:p/>
        </draw:connector>
        <draw:custom-shape draw:style-name="gr1" draw:text-style-name="P1" draw:id="id3" draw:layer="layout" svg:width="0.965cm" svg:height="0.965cm" svg:x="9.585cm" svg:y="2.295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29cm" svg:y1="1.482cm" svg:x2="10.067cm" svg:y2="2.295cm" draw:start-shape="id1" draw:start-glue-point="1" draw:end-shape="id3" draw:end-glue-point="4" svg:d="m8290 1482h1777v813">
          <text:p/>
        </draw:connector>
        <draw:custom-shape draw:style-name="gr1" draw:text-style-name="P1" draw:id="id4" draw:layer="layout" svg:width="0.965cm" svg:height="0.965cm" svg:x="3.565cm" svg:y="3.565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0.965cm" svg:height="0.965cm" svg:x="2.905cm" svg:y="4.835cm">
          <text:p text:style-name="P1">1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565cm" svg:y1="4.047cm" svg:x2="3.387cm" svg:y2="4.835cm" draw:start-shape="id4" draw:start-glue-point="6" draw:end-shape="id5" draw:end-glue-point="4" svg:d="m3565 4047h-178v788">
          <text:p/>
        </draw:connector>
        <draw:custom-shape draw:style-name="gr1" draw:text-style-name="P1" draw:id="id6" draw:layer="layout" svg:width="0.965cm" svg:height="0.965cm" svg:x="4.175cm" svg:y="4.835cm">
          <text:p text:style-name="P1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4.53cm" svg:y1="4.047cm" svg:x2="4.657cm" svg:y2="4.835cm" draw:start-shape="id4" draw:start-glue-point="10" draw:end-shape="id6" draw:end-glue-point="4" svg:d="m4530 4047h127v788">
          <text:p/>
        </draw:connector>
        <draw:custom-shape draw:style-name="gr1" draw:text-style-name="P1" draw:id="id7" draw:layer="layout" svg:width="0.965cm" svg:height="0.965cm" svg:x="6.08cm" svg:y="3.565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0.965cm" svg:height="0.965cm" svg:x="5.445cm" svg:y="4.835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6.08cm" svg:y1="4.047cm" svg:x2="5.927cm" svg:y2="4.835cm" draw:start-shape="id7" draw:start-glue-point="6" draw:end-shape="id8" draw:end-glue-point="4" svg:d="m6080 4047h-153v788">
          <text:p/>
        </draw:connector>
        <draw:custom-shape draw:style-name="gr1" draw:text-style-name="P1" draw:id="id9" draw:layer="layout" svg:width="0.965cm" svg:height="0.965cm" svg:x="8.315cm" svg:y="3.565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0" draw:layer="layout" svg:width="0.965cm" svg:height="0.965cm" svg:x="10.855cm" svg:y="3.565cm">
          <text:p text:style-name="P1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4.81cm" svg:y1="2.777cm" svg:x2="4.047cm" svg:y2="3.565cm" draw:start-shape="id2" draw:start-glue-point="6" draw:end-shape="id4" draw:end-glue-point="4" svg:d="m4810 2777h-763v788">
          <text:p/>
        </draw:connector>
        <draw:connector draw:style-name="gr2" draw:text-style-name="P1" draw:layer="layout" svg:x1="9.585cm" svg:y1="2.777cm" svg:x2="8.797cm" svg:y2="3.565cm" draw:start-shape="id3" draw:start-glue-point="6" draw:end-shape="id9" draw:end-glue-point="4" svg:d="m9585 2777h-788v788">
          <text:p/>
        </draw:connector>
        <draw:connector draw:style-name="gr2" draw:text-style-name="P1" draw:layer="layout" svg:x1="10.55cm" svg:y1="2.777cm" svg:x2="11.337cm" svg:y2="3.565cm" draw:start-shape="id3" draw:start-glue-point="10" draw:end-shape="id10" draw:end-glue-point="4" svg:d="m10550 2777h787v788">
          <text:p/>
        </draw:connector>
        <draw:connector draw:style-name="gr2" draw:text-style-name="P1" draw:layer="layout" svg:x1="5.775cm" svg:y1="2.777cm" svg:x2="6.562cm" svg:y2="3.565cm" draw:start-shape="id2" draw:start-glue-point="10" draw:end-shape="id7" draw:end-glue-point="4" svg:d="m5775 2777h787v788">
          <text:p/>
        </draw:connector>
        <draw:custom-shape draw:style-name="gr1" draw:text-style-name="P1" draw:id="id11" draw:layer="layout" svg:width="0.965cm" svg:height="0.965cm" svg:x="16.095cm" svg:y="3.005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2" draw:layer="layout" svg:width="0.965cm" svg:height="0.965cm" svg:x="13.58cm" svg:y="4.3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095cm" svg:y1="3.487cm" svg:x2="14.062cm" svg:y2="4.3cm" draw:start-shape="id11" draw:start-glue-point="6" draw:end-shape="id12" draw:end-glue-point="4" svg:d="m16095 3487h-2033v813">
          <text:p/>
        </draw:connector>
        <draw:custom-shape draw:style-name="gr1" draw:text-style-name="P1" draw:id="id13" draw:layer="layout" svg:width="0.965cm" svg:height="0.965cm" svg:x="18.355cm" svg:y="4.3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7.06cm" svg:y1="3.487cm" svg:x2="18.837cm" svg:y2="4.3cm" draw:start-shape="id11" draw:start-glue-point="1" draw:end-shape="id13" draw:end-glue-point="4" svg:d="m17060 3487h1777v813">
          <text:p/>
        </draw:connector>
        <draw:custom-shape draw:style-name="gr1" draw:text-style-name="P1" draw:id="id14" draw:layer="layout" svg:width="0.965cm" svg:height="0.965cm" svg:x="12.335cm" svg:y="5.57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5" draw:layer="layout" svg:width="0.965cm" svg:height="0.965cm" svg:x="11.675cm" svg:y="6.84cm">
          <text:p text:style-name="P1">1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335cm" svg:y1="6.052cm" svg:x2="12.157cm" svg:y2="6.84cm" draw:start-shape="id14" draw:start-glue-point="6" draw:end-shape="id15" draw:end-glue-point="4" svg:d="m12335 6052h-178v788">
          <text:p/>
        </draw:connector>
        <draw:custom-shape draw:style-name="gr1" draw:text-style-name="P1" draw:id="id16" draw:layer="layout" svg:width="0.965cm" svg:height="0.965cm" svg:x="12.945cm" svg:y="6.84cm">
          <text:p text:style-name="P1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3.3cm" svg:y1="6.052cm" svg:x2="13.427cm" svg:y2="6.84cm" draw:start-shape="id14" draw:start-glue-point="10" draw:end-shape="id16" draw:end-glue-point="4" svg:d="m13300 6052h127v788">
          <text:p/>
        </draw:connector>
        <draw:custom-shape draw:style-name="gr1" draw:text-style-name="P1" draw:id="id19" draw:layer="layout" svg:width="0.965cm" svg:height="0.965cm" svg:x="14.85cm" svg:y="5.57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65cm" svg:height="0.965cm" svg:x="14.215cm" svg:y="6.8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7" draw:layer="layout" svg:width="0.965cm" svg:height="0.965cm" svg:x="17.085cm" svg:y="5.57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8" draw:layer="layout" svg:width="0.965cm" svg:height="0.965cm" svg:x="19.625cm" svg:y="5.57cm">
          <text:p text:style-name="P1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3.58cm" svg:y1="4.782cm" svg:x2="12.817cm" svg:y2="5.57cm" draw:start-shape="id12" draw:start-glue-point="6" draw:end-shape="id14" draw:end-glue-point="4" svg:d="m13580 4782h-763v788">
          <text:p/>
        </draw:connector>
        <draw:connector draw:style-name="gr2" draw:text-style-name="P1" draw:layer="layout" svg:x1="18.355cm" svg:y1="4.782cm" svg:x2="17.567cm" svg:y2="5.57cm" draw:start-shape="id13" draw:start-glue-point="6" draw:end-shape="id17" draw:end-glue-point="4" svg:d="m18355 4782h-788v788">
          <text:p/>
        </draw:connector>
        <draw:connector draw:style-name="gr2" draw:text-style-name="P1" draw:layer="layout" svg:x1="19.32cm" svg:y1="4.782cm" svg:x2="20.107cm" svg:y2="5.57cm" draw:start-shape="id13" draw:start-glue-point="10" draw:end-shape="id18" draw:end-glue-point="4" svg:d="m19320 4782h787v788">
          <text:p/>
        </draw:connector>
        <draw:connector draw:style-name="gr2" draw:text-style-name="P1" draw:layer="layout" svg:x1="14.545cm" svg:y1="4.782cm" svg:x2="15.332cm" svg:y2="5.57cm" draw:start-shape="id12" draw:start-glue-point="10" draw:end-shape="id19" draw:end-glue-point="4" svg:d="m14545 4782h787v788">
          <text:p/>
        </draw:connector>
        <draw:custom-shape draw:style-name="gr3" draw:text-style-name="P1" draw:layer="layout" svg:width="1.27cm" svg:height="1.27cm" svg:x="14.115cm" svg:y="6.7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905cm" draw:transform="rotate (0.7853981633973) translate (11.455cm 2.433cm)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id="id20" draw:layer="layout" svg:width="0.965cm" svg:height="0.965cm" svg:x="6.64cm" svg:y="6.845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1" draw:layer="layout" svg:width="0.965cm" svg:height="0.965cm" svg:x="4.125cm" svg:y="8.14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6.64cm" svg:y1="7.327cm" svg:x2="4.607cm" svg:y2="8.14cm" draw:start-shape="id20" draw:start-glue-point="6" draw:end-shape="id21" draw:end-glue-point="4" svg:d="m6640 7327h-2033v813">
          <text:p/>
        </draw:connector>
        <draw:custom-shape draw:style-name="gr1" draw:text-style-name="P1" draw:id="id22" draw:layer="layout" svg:width="0.965cm" svg:height="0.965cm" svg:x="8.9cm" svg:y="8.14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7.605cm" svg:y1="7.327cm" svg:x2="9.382cm" svg:y2="8.14cm" draw:start-shape="id20" draw:start-glue-point="1" draw:end-shape="id22" draw:end-glue-point="4" svg:d="m7605 7327h1777v813">
          <text:p/>
        </draw:connector>
        <draw:custom-shape draw:style-name="gr1" draw:text-style-name="P1" draw:id="id23" draw:layer="layout" svg:width="0.965cm" svg:height="0.965cm" svg:x="2.88cm" svg:y="9.41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4" draw:layer="layout" svg:width="0.965cm" svg:height="0.965cm" svg:x="2.22cm" svg:y="10.68cm">
          <text:p text:style-name="P1">1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88cm" svg:y1="9.892cm" svg:x2="2.702cm" svg:y2="10.68cm" draw:start-shape="id23" draw:start-glue-point="6" draw:end-shape="id24" draw:end-glue-point="4" svg:d="m2880 9892h-178v788">
          <text:p/>
        </draw:connector>
        <draw:custom-shape draw:style-name="gr1" draw:text-style-name="P1" draw:id="id25" draw:layer="layout" svg:width="0.965cm" svg:height="0.965cm" svg:x="3.49cm" svg:y="10.68cm">
          <text:p text:style-name="P1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845cm" svg:y1="9.892cm" svg:x2="3.972cm" svg:y2="10.68cm" draw:start-shape="id23" draw:start-glue-point="10" draw:end-shape="id25" draw:end-glue-point="4" svg:d="m3845 9892h127v788">
          <text:p/>
        </draw:connector>
        <draw:custom-shape draw:style-name="gr1" draw:text-style-name="P1" draw:id="id28" draw:layer="layout" svg:width="0.965cm" svg:height="0.965cm" svg:x="5.395cm" svg:y="9.41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65cm" svg:height="0.965cm" svg:x="4.76cm" svg:y="10.6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6" draw:layer="layout" svg:width="0.965cm" svg:height="0.965cm" svg:x="7.63cm" svg:y="9.41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7" draw:layer="layout" svg:width="0.965cm" svg:height="0.965cm" svg:x="10.17cm" svg:y="9.41cm">
          <text:p text:style-name="P1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4.125cm" svg:y1="8.622cm" svg:x2="3.362cm" svg:y2="9.41cm" draw:start-shape="id21" draw:start-glue-point="6" draw:end-shape="id23" draw:end-glue-point="4" svg:d="m4125 8622h-763v788">
          <text:p/>
        </draw:connector>
        <draw:connector draw:style-name="gr2" draw:text-style-name="P1" draw:layer="layout" svg:x1="8.9cm" svg:y1="8.622cm" svg:x2="8.112cm" svg:y2="9.41cm" draw:start-shape="id22" draw:start-glue-point="6" draw:end-shape="id26" draw:end-glue-point="4" svg:d="m8900 8622h-788v788">
          <text:p/>
        </draw:connector>
        <draw:connector draw:style-name="gr2" draw:text-style-name="P1" draw:layer="layout" svg:x1="9.865cm" svg:y1="8.622cm" svg:x2="10.652cm" svg:y2="9.41cm" draw:start-shape="id22" draw:start-glue-point="10" draw:end-shape="id27" draw:end-glue-point="4" svg:d="m9865 8622h787v788">
          <text:p/>
        </draw:connector>
        <draw:connector draw:style-name="gr2" draw:text-style-name="P1" draw:layer="layout" svg:x1="5.09cm" svg:y1="8.622cm" svg:x2="5.877cm" svg:y2="9.41cm" draw:start-shape="id21" draw:start-glue-point="10" draw:end-shape="id28" draw:end-glue-point="4" svg:d="m5090 8622h787v788">
          <text:p/>
        </draw:connector>
        <draw:custom-shape draw:style-name="gr3" draw:text-style-name="P1" draw:layer="layout" svg:width="1.27cm" svg:height="1.27cm" svg:x="4.66cm" svg:y="10.5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905cm" draw:transform="rotate (-0.785398163398487) translate (10.837cm 5.4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" draw:text-style-name="P1" draw:layer="layout" svg:width="2.805cm" svg:height="1.085cm" draw:transform="rotate (-1.5707963267946) translate (7.7871549108948cm 2.56599999999999cm)" svg:viewBox="0 0 2806 1086" svg:d="m0-15570c417-23 832 54 1243 120 438 70 857 229 1243 441l280 401 40 12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355e00" draw:fill-gradient-name="Gradient_20_7" draw:fill-hatch-name="Hatch_20_1" draw:fill-image-name="Bitmape_20_1" draw:opacity="25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2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5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anus Kleemans</meta:initial-creator>
    <meta:creation-date>2011-03-12T14:49:20</meta:creation-date>
    <dc:date>2011-03-14T21:43:25</dc:date>
    <dc:creator>Adrianus Kleemans</dc:creator>
    <meta:editing-duration>PT00H08M07S</meta:editing-duration>
    <meta:editing-cycles>2</meta:editing-cycles>
    <meta:generator>OpenOffice.org/3.2$Linux OpenOffice.org_project/320m19$Build-9505</meta:generator>
    <meta:document-statistic meta:object-count="60"/>
  </office:meta>
</office:document-meta>
</file>